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officeooo:rsid="005e78bc" officeooo:paragraph-rsid="005e78bc"/>
    </style:style>
    <style:style style:name="P2" style:family="paragraph" style:parent-style-name="Text_20_body">
      <style:paragraph-properties fo:text-align="center" style:justify-single-word="false"/>
      <style:text-properties officeooo:rsid="0020cceb" officeooo:paragraph-rsid="0020cceb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20cceb" officeooo:paragraph-rsid="0020cceb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304815" officeooo:paragraph-rsid="00304815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5fa6b9" officeooo:paragraph-rsid="005fa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fa6b9" officeooo:paragraph-rsid="005fa6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8bc" officeooo:paragraph-rsid="005e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center" style:justify-single-word="false"/>
      <style:text-properties officeooo:rsid="0020cceb" officeooo:paragraph-rsid="0020cceb"/>
    </style:style>
    <style:style style:name="P10" style:family="paragraph" style:parent-style-name="Text_20_body">
      <style:paragraph-properties fo:text-align="center" style:justify-single-word="false"/>
      <style:text-properties fo:language="ru" fo:country="RU" officeooo:rsid="0020cceb" officeooo:paragraph-rsid="0020cceb"/>
    </style:style>
    <style:style style:name="P11" style:family="paragraph" style:parent-style-name="Text_20_body">
      <style:paragraph-properties fo:text-align="center" style:justify-single-word="false"/>
      <style:text-properties fo:language="ru" fo:country="RU" officeooo:rsid="00304815" officeooo:paragraph-rsid="00304815"/>
    </style:style>
    <style:style style:name="P12" style:family="paragraph" style:parent-style-name="Text_20_body">
      <style:paragraph-properties fo:text-align="justify" style:justify-single-word="false"/>
      <style:text-properties officeooo:rsid="005e78bc" officeooo:paragraph-rsid="005e78bc"/>
    </style:style>
    <style:style style:name="T1" style:family="text">
      <style:text-properties officeooo:rsid="0020cceb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officeooo:rsid="0020cceb"/>
    </style:style>
  </office:automatic-styles>
  <office:body>
    <office:text>
      <office:forms form:automatic-focus="false" form:apply-design-mode="false"/>
      <text:tracked-changes>
        <text:changed-region xml:id="ct3125105086032" text:id="ct3125105086032">
          <text:insertion>
            <office:change-info>
              <dc:creator>Александр Олегович Рахмаев</dc:creator>
              <dc:date>2019-01-11T09:19:13</dc:date>
            </office:change-info>
          </text:insertion>
        </text:changed-region>
        <text:changed-region xml:id="ct3125105093472" text:id="ct3125105093472">
          <text:insertion>
            <office:change-info>
              <dc:creator>Александр Олегович Рахмаев</dc:creator>
              <dc:date>2019-01-11T09:20:06</dc:date>
            </office:change-info>
          </text:insertion>
        </text:changed-region>
        <text:changed-region xml:id="ct3125105081712" text:id="ct3125105081712">
          <text:insertion>
            <office:change-info>
              <dc:creator>Александр Олегович Рахмаев</dc:creator>
              <dc:date>2019-01-11T09:19:19</dc:date>
            </office:change-info>
          </text:insertion>
        </text:changed-region>
        <text:changed-region xml:id="ct3125105082192" text:id="ct3125105082192">
          <text:insertion>
            <office:change-info>
              <dc:creator>Александр Олегович Рахмаев</dc:creator>
              <dc:date>2019-01-11T09:19:22</dc:date>
            </office:change-info>
          </text:insertion>
        </text:changed-region>
        <text:changed-region xml:id="ct3125105086272" text:id="ct3125105086272">
          <text:insertion>
            <office:change-info>
              <dc:creator>Александр Олегович Рахмаев</dc:creator>
              <dc:date>2019-01-11T09:19:29</dc:date>
            </office:change-info>
          </text:insertion>
        </text:changed-region>
        <text:changed-region xml:id="ct3125105084112" text:id="ct3125105084112">
          <text:insertion>
            <office:change-info>
              <dc:creator>Александр Олегович Рахмаев</dc:creator>
              <dc:date>2019-01-11T09:19:38</dc:date>
            </office:change-info>
          </text:insertion>
        </text:changed-region>
        <text:changed-region xml:id="ct3125105093712" text:id="ct3125105093712">
          <text:insertion>
            <office:change-info>
              <dc:creator>Александр Олегович Рахмаев</dc:creator>
              <dc:date>2019-01-11T09:20:14</dc:date>
            </office:change-info>
          </text:insertion>
        </text:changed-region>
        <text:changed-region xml:id="ct3125105083392" text:id="ct3125105083392">
          <text:insertion>
            <office:change-info>
              <dc:creator>Александр Олегович Рахмаев</dc:creator>
              <dc:date>2019-01-11T09:32:24</dc:date>
            </office:change-info>
          </text:insertion>
        </text:changed-region>
        <text:changed-region xml:id="ct3125105089632" text:id="ct3125105089632">
          <text:insertion>
            <office:change-info>
              <dc:creator>Александр Олегович Рахмаев</dc:creator>
              <dc:date>2019-01-11T09:32:42</dc:date>
            </office:change-info>
          </text:insertion>
        </text:changed-region>
        <text:changed-region xml:id="ct3125105084352" text:id="ct3125105084352">
          <text:insertion>
            <office:change-info>
              <dc:creator>Александр Олегович Рахмаев</dc:creator>
              <dc:date>2019-01-11T09:33:02</dc:date>
            </office:change-info>
          </text:insertion>
        </text:changed-region>
        <text:changed-region xml:id="ct3125105069472" text:id="ct3125105069472">
          <text:deletion>
            <office:change-info>
              <dc:creator>Александр Олегович Рахмаев</dc:creator>
              <dc:date>2019-01-11T09:18:18</dc:date>
            </office:change-info>
            <text:p text:style-name="P1"><text:span text:style-name="T1">Разъемы на ПП</text:span></text:p>
            <text:p text:style-name="P2">Данный документ представятет из себя анализ разъемов для <text:span text:style-name="T2">PCB </text:span><text:span text:style-name="T3">с учтом их доустпуности.</text:span></text:p>
            <text:p text:style-name="P3">Документ предназачен для выбора типа разъема в конкретном применении и формировании задела.</text:p>
            <text:p text:style-name="P4">Вообще смысл в чем: надо выбрать несколько серий разъемов: малый ток, малый габарить: провод-проводо-плата;</text:p>
            <text:p text:style-name="P4">на 3 А малый габарит то же самое и так далее.</text:p>
            <text:p text:style-name="P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8"><text:change-start text:change-id="ct3125105086032"/>Ток<text:change-end text:change-id="ct3125105086032"/></text:p>
          </table:table-cell>
          <table:table-cell table:style-name="Таблица1.A1" office:value-type="string">
            <text:p text:style-name="P8"><text:change-start text:change-id="ct3125105093472"/>М<text:change-end text:change-id="ct3125105093472"/><text:change-start text:change-id="ct3125105081712"/>акет<text:change-end text:change-id="ct3125105081712"/></text:p>
          </table:table-cell>
          <table:table-cell table:style-name="Таблица1.C1" office:value-type="string">
            <text:p text:style-name="P8"><text:change-start text:change-id="ct3125105082192"/>Релиз<text:change-end text:change-id="ct3125105082192"/></text:p>
          </table:table-cell>
        </table:table-row>
        <table:table-row>
          <table:table-cell table:style-name="Таблица1.A2" office:value-type="string">
            <text:p text:style-name="P8"><text:change-start text:change-id="ct3125105086272"/>1 А<text:change-end text:change-id="ct3125105086272"/>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8"><text:change-start text:change-id="ct3125105084112"/>3 А<text:change-end text:change-id="ct3125105084112"/>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8"><text:change-start text:change-id="ct3125105093712"/>5 А<text:change-end text:change-id="ct3125105093712"/></text:p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5"><text:change-start text:change-id="ct3125105083392"/>7 A<text:change-end text:change-id="ct3125105083392"/></text:p>
          </table:table-cell>
          <table:table-cell table:style-name="Таблица1.C2" table:number-columns-spanned="2" office:value-type="string">
            <text:p text:style-name="P6"><text:change-start text:change-id="ct3125105089632"/>Для количества выводов менее <text:change-end text:change-id="ct3125105089632"/><text:change-start text:change-id="ct3125105084352"/>4 использовать <text:span text:style-name="T2">AMASS, </text:span>а свыше <text:span text:style-name="T2">Mini Fit Molex</text:span><text:change-end text:change-id="ct3125105084352"/></text:p>
          </table:table-cell>
          <table:covered-table-cell/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/>
          </table:table-cell>
          <table:table-cell table:style-name="Таблица1.C2" office:value-type="string">
            <text:p text:style-name="P7"/>
          </table:table-cell>
        </table:table-row>
      </table:table>
      <text:p text:style-name="P1"><text:change text:change-id="ct31251050694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1:10:41.154000000</meta:creation-date>
    <meta:generator>LibreOffice/6.1.2.1$Windows_X86_64 LibreOffice_project/65905a128db06ba48db947242809d14d3f9a93fe</meta:generator>
    <dc:date>2019-01-11T09:33:26.101000000</dc:date>
    <meta:editing-duration>PT1H46M2S</meta:editing-duration>
    <meta:editing-cycles>43</meta:editing-cycles>
    <dc:creator>Александр Олегович Рахмаев</dc:creator>
    <meta:document-statistic meta:table-count="1" meta:image-count="0" meta:object-count="0" meta:page-count="1" meta:paragraph-count="8" meta:word-count="23" meta:character-count="98" meta:non-whitespace-character-count="8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Начальная версия (проработан только 2,5 мм)" VL:creator="Александр Олегович Рахмаев" dc:date-time="2018-12-17T12:32:45"/>
</VL:version-list>
</file>